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.741cm" fo:margin-right="0cm" fo:text-indent="0cm" style:auto-text-indent="false"/>
    </style:style>
    <style:style style:name="P3" style:family="paragraph" style:parent-style-name="Standard">
      <style:paragraph-properties fo:margin-left="0.185cm" fo:margin-right="0cm" fo:text-indent="0cm" style:auto-text-indent="false"/>
    </style:style>
    <style:style style:name="P4" style:family="paragraph" style:parent-style-name="Standard">
      <style:paragraph-properties fo:margin-left="1.482cm" fo:margin-right="0cm" fo:text-indent="0cm" style:auto-text-indent="false"/>
    </style:style>
    <style:style style:name="P5" style:family="paragraph" style:parent-style-name="Standard">
      <style:paragraph-properties fo:margin-left="2.223cm" fo:margin-right="0cm" fo:text-indent="0cm" style:auto-text-indent="fals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font-name="Arial1" fo:font-size="10pt"/>
    </style:style>
    <style:style style:name="P8" style:family="paragraph" style:parent-style-name="Text_20_body">
      <style:text-properties fo:color="#3f5fbf"/>
    </style:style>
    <style:style style:name="P9" style:family="paragraph" style:parent-style-name="Text_20_body">
      <style:text-properties fo:color="#000000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Courier New1" fo:font-size="10pt"/>
    </style:style>
    <style:style style:name="T3" style:family="text">
      <style:text-properties fo:color="#008080" style:font-name="Courier New1" fo:font-size="10pt" fo:language="en" fo:country="US"/>
    </style:style>
    <style:style style:name="T4" style:family="text">
      <style:text-properties style:font-name="Courier New1" fo:font-size="10pt" fo:language="en" fo:country="US"/>
    </style:style>
    <style:style style:name="T5" style:family="text">
      <style:text-properties fo:color="#3f7f7f"/>
    </style:style>
    <style:style style:name="T6" style:family="text">
      <style:text-properties fo:color="#3f7f7f" style:font-name="Courier New1" fo:font-size="10pt"/>
    </style:style>
    <style:style style:name="T7" style:family="text">
      <style:text-properties fo:color="#3f7f7f" style:font-name="Courier New1" fo:font-size="10pt" fo:language="en" fo:country="US"/>
    </style:style>
    <style:style style:name="T8" style:family="text">
      <style:text-properties fo:color="#7f007f" style:font-name="Courier New1" fo:font-size="10pt" fo:language="en" fo:country="US"/>
    </style:style>
    <style:style style:name="T9" style:family="text">
      <style:text-properties fo:color="#000000"/>
    </style:style>
    <style:style style:name="T10" style:family="text">
      <style:text-properties fo:color="#000000" style:font-name="Courier New1" fo:font-size="10pt" fo:language="en" fo:country="US"/>
    </style:style>
    <style:style style:name="T11" style:family="text">
      <style:text-properties fo:color="#000000" style:font-name="Courier New1" fo:font-size="10pt" fo:language="en" fo:country="US" fo:font-style="italic"/>
    </style:style>
    <style:style style:name="T12" style:family="text">
      <style:text-properties fo:color="#2a00ff" style:font-name="Courier New1" fo:font-size="10pt" fo:language="en" fo:country="US" fo:font-style="italic"/>
    </style:style>
    <style:style style:name="T13" style:family="text">
      <style:text-properties fo:color="#3f5fbf" style:font-name="Courier New1" fo:font-size="10pt"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ja-wrapper">
        <text:section text:style-name="Sect1" text:name="ja-container">
          <text:section text:style-name="Sect1" text:name="ja-mainbody">
            <text:section text:style-name="Sect1" text:name="ja-main">
              <text:section text:style-name="Sect1" text:name="ja-contentwrap">
                <text:section text:style-name="Sect1" text:name="ja-content">
                  <text:section text:style-name="Sect1" text:name="ja-current-content">
                    <text:h text:style-name="Heading_20_2" text:outline-level="2"><text:s/>JPA tutorial </text:h>
                  </text:section>
                </text:section>
              </text:section>
            </text:section>
          </text:section>
        </text:section>
      </text:section>
      <text:p text:style-name="Standard"><text:bookmark text:name="ja-content1"/></text:p>
      <text:section text:style-name="Sect1" text:name="Bereich29">
        <text:section text:style-name="Sect1" text:name="Bereich30">
          <text:section text:style-name="Sect1" text:name="Bereich31">
            <text:section text:style-name="Sect1" text:name="Bereich32">
              <text:section text:style-name="Sect1" text:name="Bereich33">
                <text:section text:style-name="Sect1" text:name="Bereich34">
                  <text:section text:style-name="Sect1" text:name="Bereich35">
                    <text:p text:style-name="Standard"><text:bookmark text:name="ja-current-content4"/>However, once that you have identified one archetype and you are going to use it often in your projects, you can create it in <text:span text:style-name="Strong_20_Emphasis">no interactive mode</text:span>. Here's for example how to create a project which uses the <text:span text:style-name="Strong_20_Emphasis">standalone-jpa-eclipselink-archetype</text:span> (A JPA standalone project which uses Eclipselink JPA provider)</text:p>
                    <text:section text:style-name="Sect1" text:name="highlighter_639220">
                      <text:p text:style-name="Standard"/>
                      <text:p text:style-name="Standard"/>
                      <text:p text:style-name="P1"><text:span text:style-name="Source_20_Text">1.mvn archetype:generate -DarchetypeGroupId=com.github.lalyos -DarchetypeArtifactId=standalone-jpa-eclipselink-archetype -DgroupId=com.mastertheboss -DartifactId=EclipseJPAExample -Dversion=1.0-SNAPSHOT -Dpackage=com.mastertheboss -DinteractiveMode=false</text:span></text:p>
                      <text:p text:style-name="P1"><text:span text:style-name="Source_20_Text"/></text:p>
                      <text:p text:style-name="P1"><text:span text:style-name="Source_20_Text">generate for eclipse</text:span></text:p>
                      <text:p text:style-name="P1"><text:span text:style-name="Source_20_Text">mvn eclipse:eclipse</text:span></text:p>
                      <text:p text:style-name="P1"><text:span text:style-name="Source_20_Text"/></text:p>
                      <text:p text:style-name="P1"><text:span text:style-name="Source_20_Text">now import in eclipse ( Import Maven projects)</text:span></text:p>
                    </text:section>
                  </text:section>
                </text:section>
              </text:section>
            </text:section>
          </text:section>
        </text:section>
      </text:section>
      <text:p text:style-name="Standard"><text:bookmark text:name="ja-content"/></text:p>
      <text:section text:style-name="Sect1" text:name="Bereich1">
        <text:section text:style-name="Sect1" text:name="Bereich2">
          <text:section text:style-name="Sect1" text:name="Bereich3">
            <text:section text:style-name="Sect1" text:name="Bereich4">
              <text:section text:style-name="Sect1" text:name="Bereich5">
                <text:section text:style-name="Sect1" text:name="Bereich6">
                  <text:section text:style-name="Sect1" text:name="Bereich7">
                    <text:p text:style-name="Text_20_body"><text:bookmark text:name="ja-current-content"/><text:a xlink:type="simple" xlink:href="http://mvnrepository.com/artifact/mysql/mysql-connector-java" office:target-frame-name="_blank" xlink:show="new">http://mvnrepository.com/artifact/mysql/mysql-connector-java</text:a></text:p>
                    <text:p text:style-name="Text_20_body"><text:a xlink:type="simple" xlink:href="http://mvnrepository.com/artifact/org.hibernate.javax.persistence/hibernate-jpa-2.0-api" office:target-frame-name="_blank" xlink:show="new">http://mvnrepository.com/artifact/org.hibernate.javax.persistence/hibernate-jpa-2.0-api</text:a></text:p>
                    <text:p text:style-name="Text_20_body"><text:a xlink:type="simple" xlink:href="http://mvnrepository.com/artifact/org.hibernate/hibernate-entitymanager" office:target-frame-name="_blank" xlink:show="new">http://mvnrepository.com/artifact/org.hibernate/hibernate-entitymanager</text:a></text:p>
                  </text:section>
                </text:section>
              </text:section>
            </text:section>
          </text:section>
        </text:section>
      </text:section>
      <text:p text:style-name="Standard"><text:bookmark text:name="ja-current-content1"/>Pom.xml</text:p>
      <text:section text:style-name="Sect1" text:name="Bereich8">
        <text:section text:style-name="Sect1" text:name="Bereich9">
          <text:section text:style-name="Sect1" text:name="Bereich10">
            <text:section text:style-name="Sect1" text:name="Bereich11">
              <text:section text:style-name="Sect1" text:name="Bereich12">
                <text:section text:style-name="Sect1" text:name="Bereich13">
                  <text:section text:style-name="Sect1" text:name="Bereich14">
                    <text:section text:style-name="Sect1" text:name="highlighter_808913">
                      <text:p text:style-name="P1"><text:span text:style-name="Source_20_Text">&lt;?xml</text:span> <text:span text:style-name="Source_20_Text">version="1.0"</text:span> <text:span text:style-name="Source_20_Text">encoding="UTF-8"?&gt; </text:span></text:p>
                      <text:p text:style-name="P1"><text:span text:style-name="Source_20_Text">02.&lt;project</text:span> <text:span text:style-name="Source_20_Text">xmlns="</text:span><text:a xlink:type="simple" xlink:href="http://maven.apache.org/POM/4.0.0"><text:span text:style-name="Source_20_Text">http://maven.apache.org/POM/4.0.0</text:span></text:a><text:span text:style-name="Source_20_Text">"</text:span> <text:span text:style-name="Source_20_Text">xmlns:xsi="</text:span><text:a xlink:type="simple" xlink:href="http://www.w3.org/2001/XMLSchema-instance"><text:span text:style-name="Source_20_Text">http://www.w3.org/2001/XMLSchema-instance</text:span></text:a><text:span text:style-name="Source_20_Text">"</text:span></text:p>
                      <text:p text:style-name="P2"><text:span text:style-name="Source_20_Text">03. xsi:schemaLocation="</text:span><text:a xlink:type="simple" xlink:href="http://maven.apache.org/POM/4.0.0"><text:span text:style-name="Source_20_Text">http://maven.apache.org/POM/4.0.0</text:span></text:a><text:span text:style-name="Source_20_Text"> </text:span><text:a xlink:type="simple" xlink:href="http://maven.apache.org/xsd/maven-4.0.0.xsd"><text:span text:style-name="Source_20_Text">http://maven.apache.org/xsd/maven-4.0.0.xsd</text:span></text:a><text:span text:style-name="Source_20_Text">"&gt; </text:span></text:p>
                      <text:p text:style-name="P2"><text:span text:style-name="Source_20_Text">04. &lt;modelVersion&gt;4.0.0&lt;/modelVersion&gt; </text:span></text:p>
                      <text:p text:style-name="P2"><text:span text:style-name="Source_20_Text">05. &lt;groupId&gt;com.mastertheboss&lt;/groupId&gt; </text:span></text:p>
                      <text:p text:style-name="P2"><text:span text:style-name="Source_20_Text">06. &lt;artifactId&gt;Hibernate4Example&lt;/artifactId&gt; </text:span></text:p>
                      <text:p text:style-name="P2"><text:span text:style-name="Source_20_Text">07. &lt;version&gt;1.0-SNAPSHOT&lt;/version&gt; </text:span></text:p>
                      <text:p text:style-name="P3"><text:span text:style-name="Source_20_Text">08. </text:span></text:p>
                      <text:p text:style-name="P2"><text:span text:style-name="Source_20_Text">09. &lt;dependencies&gt; </text:span></text:p>
                      <text:p text:style-name="P4"><text:span text:style-name="Source_20_Text">10. &lt;dependency&gt; </text:span></text:p>
                      <text:p text:style-name="P5"><text:span text:style-name="Source_20_Text">11. &lt;groupId&gt;mysql&lt;/groupId&gt; </text:span></text:p>
                      <text:p text:style-name="P5"><text:span text:style-name="Source_20_Text">12. &lt;artifactId&gt;mysql-connector-java&lt;/artifactId&gt; </text:span></text:p>
                      <text:p text:style-name="P5"><text:span text:style-name="Source_20_Text">13. &lt;version&gt;5.1.21&lt;/version&gt; </text:span></text:p>
                      <text:p text:style-name="P4"><text:span text:style-name="Source_20_Text">14. &lt;/dependency&gt; </text:span></text:p>
                      <text:p text:style-name="P4"><text:span text:style-name="Source_20_Text">15. &lt;dependency&gt; </text:span></text:p>
                      <text:p text:style-name="P5"><text:span text:style-name="Source_20_Text">16. &lt;groupId&gt;org.hibernate.javax.persistence&lt;/groupId&gt; </text:span></text:p>
                      <text:p text:style-name="P5"><text:span text:style-name="Source_20_Text">17. &lt;artifactId&gt;hibernate-jpa-2.0-api&lt;/artifactId&gt; </text:span></text:p>
                      <text:p text:style-name="P5"><text:span text:style-name="Source_20_Text">18. &lt;version&gt;1.0.1.Final&lt;/version&gt; </text:span></text:p>
                      <text:p text:style-name="P4"><text:span text:style-name="Source_20_Text">19. &lt;/dependency&gt; </text:span></text:p>
                      <text:p text:style-name="P4"><text:span text:style-name="Source_20_Text">20. &lt;dependency&gt; </text:span></text:p>
                      <text:p text:style-name="P5"><text:span text:style-name="Source_20_Text">21. &lt;groupId&gt;org.hibernate&lt;/groupId&gt; </text:span></text:p>
                      <text:p text:style-name="P5"><text:span text:style-name="Source_20_Text">22. &lt;artifactId&gt;hibernate-entitymanager&lt;/artifactId&gt; </text:span></text:p>
                      <text:p text:style-name="P5"><text:span text:style-name="Source_20_Text">23. &lt;version&gt;4.0.1.Final&lt;/version&gt; </text:span></text:p>
                      <text:p text:style-name="P4"><text:span text:style-name="Source_20_Text">24. &lt;/dependency&gt; </text:span></text:p>
                      <text:p text:style-name="P2"><text:span text:style-name="Source_20_Text">25. &lt;/dependencies&gt; </text:span></text:p>
                      <text:p text:style-name="P1"><text:soft-page-break/><text:span text:style-name="Source_20_Text">26.&lt;/project&gt;</text:span></text:p>
                    </text:section>
                  </text:section>
                </text:section>
              </text:section>
            </text:section>
          </text:section>
        </text:section>
      </text:section>
      <text:p text:style-name="Standard"/>
      <text:h text:style-name="Heading_20_2" text:outline-level="2"><text:bookmark text:name="ja-current-content2"/>Persistence.xml</text:h>
      <text:p text:style-name="Standard"/>
      <text:section text:style-name="Sect1" text:name="Bereich15">
        <text:section text:style-name="Sect1" text:name="Bereich16">
          <text:section text:style-name="Sect1" text:name="Bereich17">
            <text:section text:style-name="Sect1" text:name="Bereich18">
              <text:section text:style-name="Sect1" text:name="Bereich19">
                <text:section text:style-name="Sect1" text:name="Bereich20">
                  <text:section text:style-name="Sect1" text:name="Bereich21">
                    <text:section text:style-name="Sect1" text:name="highlighter_194827">
                      <text:p text:style-name="P1"><text:span text:style-name="Source_20_Text">&lt;?xml</text:span> <text:span text:style-name="Source_20_Text">version="1.0"</text:span> <text:span text:style-name="Source_20_Text">encoding="UTF-8"</text:span> <text:span text:style-name="Source_20_Text">?&gt; </text:span></text:p>
                      <text:p text:style-name="P1"><text:span text:style-name="Source_20_Text">02.&lt;persistence</text:span> <text:span text:style-name="Source_20_Text">xmlns:xsi="</text:span><text:a xlink:type="simple" xlink:href="http://www.w3.org/2001/XMLSchema-instance"><text:span text:style-name="Source_20_Text">http://www.w3.org/2001/XMLSchema-instance</text:span></text:a><text:span text:style-name="Source_20_Text">"</text:span></text:p>
                      <text:p text:style-name="P2"><text:span text:style-name="Source_20_Text">03. xsi:schemaLocation="</text:span><text:a xlink:type="simple" xlink:href="http://java.sun.com/xml/ns/persistence"><text:span text:style-name="Source_20_Text">http://java.sun.com/xml/ns/persistence</text:span></text:a><text:span text:style-name="Source_20_Text"> </text:span><text:a xlink:type="simple" xlink:href="http://java.sun.com/xml/ns/persistence/persistence_2_0.xsd"><text:span text:style-name="Source_20_Text">http://java.sun.com/xml/ns/persistence/persistence_2_0.xsd</text:span></text:a><text:span text:style-name="Source_20_Text">"</text:span></text:p>
                      <text:p text:style-name="P2"><text:span text:style-name="Source_20_Text">04. version="2.0"</text:span> <text:span text:style-name="Source_20_Text">xmlns="</text:span><text:a xlink:type="simple" xlink:href="http://java.sun.com/xml/ns/persistence"><text:span text:style-name="Source_20_Text">http://java.sun.com/xml/ns/persistence</text:span></text:a><text:span text:style-name="Source_20_Text">"&gt; </text:span></text:p>
                      <text:p text:style-name="P2"><text:span text:style-name="Source_20_Text">05. &lt;persistence-unit</text:span> <text:span text:style-name="Source_20_Text">name="persistenceUnit"</text:span></text:p>
                      <text:p text:style-name="P4"><text:span text:style-name="Source_20_Text">06. transaction-type="RESOURCE_LOCAL"&gt; </text:span></text:p>
                      <text:p text:style-name="P3"><text:span text:style-name="Source_20_Text">07. </text:span></text:p>
                      <text:p text:style-name="P4"><text:span text:style-name="Source_20_Text">08. &lt;class&gt;com.mastertheboss.domain.Employee&lt;/class&gt; </text:span></text:p>
                      <text:p text:style-name="P4"><text:span text:style-name="Source_20_Text">09. &lt;class&gt;com.mastertheboss.domain.Department&lt;/class&gt; </text:span></text:p>
                      <text:p text:style-name="P4"><text:span text:style-name="Source_20_Text">10. &lt;properties&gt; </text:span></text:p>
                      <text:p text:style-name="P3"><text:span text:style-name="Source_20_Text">11. </text:span></text:p>
                      <text:p text:style-name="P5"><text:span text:style-name="Source_20_Text">12. &lt;property</text:span> <text:span text:style-name="Source_20_Text">name="javax.persistence.jdbc.driver"</text:span> <text:span text:style-name="Source_20_Text">value="com.mysql.jdbc.Driver"</text:span> <text:span text:style-name="Source_20_Text">/&gt; </text:span></text:p>
                      <text:p text:style-name="P5"><text:span text:style-name="Source_20_Text">13. &lt;property</text:span> <text:span text:style-name="Source_20_Text">name="javax.persistence.jdbc.url"</text:span> <text:span text:style-name="Source_20_Text">value="jdbc:</text:span><text:a xlink:type="simple" xlink:href="mysql://localhost/"><text:span text:style-name="Source_20_Text">mysql://localhost</text:span></text:a><text:span text:style-name="Source_20_Text">:3306/mysqlDB"</text:span> <text:span text:style-name="Source_20_Text">/&gt; </text:span></text:p>
                      <text:p text:style-name="P5"><text:span text:style-name="Source_20_Text">14. &lt;property</text:span> <text:span text:style-name="Source_20_Text">name="javax.persistence.jdbc.user"</text:span> <text:span text:style-name="Source_20_Text">value="user"</text:span> <text:span text:style-name="Source_20_Text">/&gt; </text:span></text:p>
                      <text:p text:style-name="P5"><text:span text:style-name="Source_20_Text">15. &lt;property</text:span> <text:span text:style-name="Source_20_Text">name="javax.persistence.jdbc.password"</text:span> <text:span text:style-name="Source_20_Text">value="passwd"</text:span> <text:span text:style-name="Source_20_Text">/&gt; </text:span></text:p>
                      <text:p text:style-name="P5"><text:span text:style-name="Source_20_Text">16. &lt;property</text:span> <text:span text:style-name="Source_20_Text">name="hbm2ddl.auto"</text:span> <text:span text:style-name="Source_20_Text">value="create"</text:span> <text:span text:style-name="Source_20_Text">/&gt; </text:span></text:p>
                      <text:p text:style-name="P3"><text:span text:style-name="Source_20_Text">17. </text:span></text:p>
                      <text:p text:style-name="P5"><text:span text:style-name="Source_20_Text">18. &lt;property</text:span> <text:span text:style-name="Source_20_Text">name="hibernate.dialect"</text:span> <text:span text:style-name="Source_20_Text">value="org.hibernate.dialect.MySQLDialect"</text:span> <text:span text:style-name="Source_20_Text">/&gt; </text:span></text:p>
                      <text:p text:style-name="P4"><text:span text:style-name="Source_20_Text">19. &lt;/properties&gt; </text:span></text:p>
                      <text:p text:style-name="P3"><text:span text:style-name="Source_20_Text">20. </text:span></text:p>
                      <text:p text:style-name="P2"><text:span text:style-name="Source_20_Text">21. &lt;/persistence-unit&gt; </text:span></text:p>
                      <text:p text:style-name="P1"><text:span text:style-name="Source_20_Text">22.&lt;/persistence&gt;</text:span></text:p>
                    </text:section>
                  </text:section>
                </text:section>
              </text:section>
            </text:section>
          </text:section>
        </text:section>
      </text:section>
      <text:p text:style-name="Standard"/>
      <text:p text:style-name="Standard"><text:bookmark text:name="ja-current-content3"/>Verify the test class works</text:p>
      <text:p text:style-name="Standard"/>
      <text:section text:style-name="Sect1" text:name="Bereich22">
        <text:section text:style-name="Sect1" text:name="Bereich23">
          <text:section text:style-name="Sect1" text:name="Bereich24">
            <text:section text:style-name="Sect1" text:name="Bereich25">
              <text:section text:style-name="Sect1" text:name="Bereich26">
                <text:section text:style-name="Sect1" text:name="Bereich27">
                  <text:section text:style-name="Sect1" text:name="Bereich28">
                    <text:section text:style-name="Sect1" text:name="highlighter_468597">
                      <text:p text:style-name="P1"><text:span text:style-name="Source_20_Text">mvn compile exec:java -Dexec.mainClass=com.mastertheboss.jpa.JpaTest</text:span> </text:p>
                    </text:section>
                  </text:section>
                </text:section>
              </text:section>
            </text:section>
          </text:section>
        </text:section>
      </text:section>
      <text:h text:style-name="Heading_20_2" text:outline-level="2"/>
      <text:h text:style-name="Heading_20_2" text:outline-level="2"/>
      <text:h text:style-name="P6" text:outline-level="2">Persistence.xml</text:h>
      <text:p text:style-name="P7"/>
      <text:p text:style-name="P7">Siehe zdl-server-egehalt-entity in src/test/resources</text:p>
      <text:p text:style-name="Text_20_body"><text:span text:style-name="T3">&lt;?</text:span><text:span text:style-name="T7">xml</text:span> <text:span text:style-name="T8">version</text:span><text:span text:style-name="T10">=</text:span><text:span text:style-name="T12">"1.0"</text:span><text:span text:style-name="T4"> </text:span><text:span text:style-name="T8">encoding</text:span><text:span text:style-name="T10">=</text:span><text:span text:style-name="T12">"UTF-8"</text:span><text:span text:style-name="T4"> </text:span><text:span text:style-name="T3">?&gt;</text:span></text:p>
      <text:p text:style-name="Text_20_body"><text:span text:style-name="T3">&lt;</text:span><text:span text:style-name="T7">persistence</text:span> <text:span text:style-name="T8">xmlns</text:span><text:span text:style-name="T10">=</text:span><text:span text:style-name="T12">"</text:span><text:a xlink:type="simple" xlink:href="http://java.sun.com/xml/ns/persistence"><text:span text:style-name="T11">http://java.sun.com/xml/ns/persistence</text:span></text:a><text:span text:style-name="T12">"</text:span></text:p>
      <text:p text:style-name="Text_20_body">      <text:span text:style-name="T8">xmlns:xsi</text:span><text:span text:style-name="T10">=</text:span><text:span text:style-name="T12">"</text:span><text:a xlink:type="simple" xlink:href="http://www.w3.org/2001/XMLSchema-instance"><text:span text:style-name="T11">http://www.w3.org/2001/XMLSchema-instance</text:span></text:a><text:span text:style-name="T12">"</text:span></text:p>
      <text:p text:style-name="Text_20_body">      <text:span text:style-name="T8">xsi:schemaLocation</text:span><text:span text:style-name="T10">=</text:span><text:span text:style-name="T12">"</text:span><text:a xlink:type="simple" xlink:href="http://java.sun.com/xml/ns/persistence%20http:/java.sun.com/xml/ns/persistence/persistence_1_0.xsd"><text:span text:style-name="T11">http://java.sun.com/xml/ns/persistence http://java.sun.com/xml/ns/persistence/persistence_1_0.xsd</text:span></text:a><text:span text:style-name="T12">"</text:span></text:p>
      <text:p text:style-name="Text_20_body">      <text:span text:style-name="T8">version</text:span><text:span text:style-name="T10">=</text:span><text:span text:style-name="T12">"1.0"</text:span><text:span text:style-name="T3">&gt;</text:span></text:p>
      <text:p text:style-name="Text_20_body"><text:span text:style-name="T9">      </text:span><text:span text:style-name="T3">&lt;</text:span><text:span text:style-name="T7">persistence-unit</text:span> <text:span text:style-name="T8">name</text:span><text:span text:style-name="T10">=</text:span><text:span text:style-name="T12">"okpwszdlpersistenceunit"</text:span></text:p>
      <text:p text:style-name="Text_20_body">            <text:span text:style-name="T8">transaction-type</text:span><text:span text:style-name="T10">=</text:span><text:span text:style-name="T12">"RESOURCE_LOCAL"</text:span><text:span text:style-name="T3">&gt;</text:span></text:p>
      <text:p text:style-name="Text_20_body"><text:span text:style-name="T9">            </text:span><text:span text:style-name="T3">&lt;</text:span><text:span text:style-name="T7">jar-file</text:span><text:span text:style-name="T3">&gt;</text:span><text:span text:style-name="T10">${project.build.outputDirectory}</text:span><text:span text:style-name="T3">&lt;/</text:span><text:span text:style-name="T7">jar-file</text:span><text:span text:style-name="T3">&gt;</text:span><text:span text:style-name="T9"> </text:span></text:p>
      <text:p text:style-name="Text_20_body"><text:span text:style-name="T9">            </text:span><text:span text:style-name="T3">&lt;</text:span><text:span text:style-name="T7">jar-file</text:span><text:span text:style-name="T3">&gt;</text:span><text:span text:style-name="T10">${project.basedir}/../../common/target/zdl-server-common-${project.version}.jar</text:span><text:span text:style-name="T3">&lt;/</text:span><text:span text:style-name="T7">jar-file</text:span><text:span text:style-name="T3">&gt;</text:span><text:span text:style-name="T9"> </text:span></text:p>
      <text:p text:style-name="Text_20_body"><text:span text:style-name="T9">            </text:span><text:span text:style-name="T13">&lt;!-- shouldn't be valid for java SE per specification, but it works for </text:span></text:p>
      <text:p text:style-name="P8">                  <text:span text:style-name="T4">EclipseLink ... --&gt;</text:span></text:p>
      <text:p text:style-name="Text_20_body"><text:span text:style-name="T9">            </text:span><text:span text:style-name="T13">&lt;!-- exclude-unlisted-classes&gt;false&lt;/exclude-unlisted-classes .. --&gt;</text:span></text:p>
      <text:p text:style-name="P9">      </text:p>
      <text:p text:style-name="Text_20_body"><text:span text:style-name="T9">            </text:span><text:span text:style-name="T1">………</text:span></text:p>
      <text:p text:style-name="Text_20_body"> </text:p>
      <text:p text:style-name="Text_20_body"><text:span text:style-name="T9">      </text:span><text:span text:style-name="T2">&lt;/</text:span><text:span text:style-name="T6">persistence-unit</text:span><text:span text:style-name="T2">&gt;</text:span></text:p>
      <text:p text:style-name="Text_20_body"><text:span text:style-name="T2">&lt;/</text:span><text:span text:style-name="T6">persistence</text:span><text:span text:style-name="T2">&gt;</text:span></text:p>
      <text:p text:style-name="Standard"/>
      <text:p text:style-name="Standard">in pom.xml</text:p>
      <text:p text:style-name="Standard">&lt;build&gt;<text:line-break/><text:tab/><text:tab/>&lt;testResources&gt;<text:line-break/><text:tab/><text:tab/><text:tab/>&lt;testResource&gt;<text:line-break/><text:tab/><text:tab/><text:tab/><text:tab/>&lt;directory&gt;src/test/resources&lt;/directory&gt;<text:line-break/><text:tab/><text:tab/><text:tab/><text:tab/>&lt;filtering&gt;true&lt;/filtering&gt;<text:line-break/><text:tab/><text:tab/><text:tab/>&lt;/testResource&gt;<text:line-break/><text:tab/><text:tab/>&lt;/testResources&gt;<text:line-break/>&lt;/build&gt;</text:p>
      <text:p text:style-name="Standard"/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3S</meta:editing-duration>
    <meta:editing-cycles>5</meta:editing-cycles>
    <meta:generator>OpenOffice/4.0.0$Win32 OpenOffice.org_project/400m3$Build-9702</meta:generator>
    <dc:date>2014-04-28T08:11:49.17</dc:date>
    <meta:document-statistic meta:table-count="0" meta:image-count="0" meta:object-count="0" meta:page-count="3" meta:paragraph-count="82" meta:word-count="256" meta:character-count="4062"/>
    <meta:user-defined meta:name="Info 1"/>
    <meta:user-defined meta:name="Info 2"/>
    <meta:user-defined meta:name="Info 3"/>
    <meta:user-defined meta:name="Info 4"/>
  </office:meta>
</office:document-meta>
</file>